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Heading_20_1">
      <style:paragraph-properties fo:line-height="150%" fo:text-align="center" style:justify-single-word="false"/>
    </style:style>
    <style:style style:name="P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4" style:family="paragraph" style:parent-style-name="Standard">
      <style:paragraph-properties fo:line-height="150%"/>
      <style:text-properties style:font-name="Ubuntu" fo:font-size="13.5pt" officeooo:rsid="00046460" officeooo:paragraph-rsid="00046460" style:font-size-asian="11.8000001907349pt" style:font-size-complex="13.5pt"/>
    </style:style>
    <style:style style:name="P5" style:family="paragraph" style:parent-style-name="Standard">
      <style:paragraph-properties fo:line-height="150%"/>
      <style:text-properties style:font-name="Ubuntu" fo:font-size="13.5pt" officeooo:rsid="00084835" officeooo:paragraph-rsid="000d5114" style:font-size-asian="13.5pt" style:font-size-complex="13.5pt"/>
    </style:style>
    <style:style style:name="P6" style:family="paragraph" style:parent-style-name="Standard">
      <style:paragraph-properties fo:line-height="150%"/>
      <style:text-properties style:font-name="Ubuntu" fo:font-size="13.5pt" officeooo:rsid="000cba0a" officeooo:paragraph-rsid="000cba0a" style:font-size-asian="13.5pt" style:font-size-complex="13.5pt"/>
    </style:style>
    <style:style style:name="P7" style:family="paragraph" style:parent-style-name="Standard">
      <style:paragraph-properties fo:line-height="150%"/>
      <style:text-properties style:font-name="Ubuntu" fo:font-size="13.5pt" fo:font-weight="bold" officeooo:rsid="0015c90a" officeooo:paragraph-rsid="0015c90a" style:font-size-asian="11.8000001907349pt" style:font-weight-asian="bold" style:font-size-complex="13.5pt" style:font-weight-complex="bold"/>
    </style:style>
    <style:style style:name="P8" style:family="paragraph" style:parent-style-name="Standard">
      <style:paragraph-properties fo:line-height="150%"/>
      <style:text-properties style:font-name="Ubuntu" fo:font-size="13.5pt" fo:font-weight="normal" officeooo:rsid="00046460" officeooo:paragraph-rsid="00084835" style:font-size-asian="11.8000001907349pt" style:font-weight-asian="normal" style:font-size-complex="13.5pt" style:font-weight-complex="normal"/>
    </style:style>
    <style:style style:name="P9" style:family="paragraph" style:parent-style-name="Standard">
      <style:paragraph-properties fo:line-height="150%"/>
      <style:text-properties style:font-name="Ubuntu" fo:font-size="13.5pt" fo:font-weight="normal" officeooo:rsid="00046460" officeooo:paragraph-rsid="00046460" style:font-size-asian="11.8000001907349pt" style:font-weight-asian="normal" style:font-size-complex="13.5pt" style:font-weight-complex="normal"/>
    </style:style>
    <style:style style:name="P10" style:family="paragraph" style:parent-style-name="Standard">
      <style:paragraph-properties fo:line-height="150%"/>
      <style:text-properties style:font-name="Ubuntu" officeooo:rsid="000cba0a" officeooo:paragraph-rsid="000cba0a"/>
    </style:style>
    <style:style style:name="P11" style:family="paragraph" style:parent-style-name="Standard">
      <style:paragraph-properties fo:line-height="150%" fo:text-align="start" style:justify-single-word="false"/>
      <style:text-properties style:font-name="Ubuntu" fo:font-weight="normal" officeooo:rsid="000cba0a" officeooo:paragraph-rsid="0015c90a" style:font-weight-asian="normal" style:font-weight-complex="normal"/>
    </style:style>
    <style:style style:name="P12" style:family="paragraph" style:parent-style-name="Text_20_body">
      <style:paragraph-properties fo:line-height="150%" fo:text-align="start" style:justify-single-word="false"/>
      <style:text-properties fo:font-weight="bold" officeooo:rsid="00155fbc" officeooo:paragraph-rsid="00155fbc" style:font-weight-asian="bold" style:font-weight-complex="bold"/>
    </style:style>
    <style:style style:name="P13" style:family="paragraph" style:parent-style-name="Text_20_body">
      <style:paragraph-properties fo:line-height="150%"/>
      <style:text-properties style:font-name="Ubuntu" fo:font-size="13.5pt" officeooo:rsid="000ff735" officeooo:paragraph-rsid="000ff735" style:font-size-asian="13.5pt" style:font-size-complex="13.5pt"/>
    </style:style>
    <style:style style:name="P14" style:family="paragraph" style:parent-style-name="Text_20_body">
      <style:paragraph-properties fo:line-height="150%"/>
      <style:text-properties style:font-name="Ubuntu" fo:font-size="13.5pt" fo:font-weight="bold" officeooo:rsid="000ff735" officeooo:paragraph-rsid="000ff735" style:font-size-asian="13.5pt" style:font-weight-asian="bold" style:font-size-complex="13.5pt" style:font-weight-complex="bold"/>
    </style:style>
    <style:style style:name="P15" style:family="paragraph" style:parent-style-name="Text_20_body">
      <style:paragraph-properties fo:line-height="150%"/>
      <style:text-properties style:font-name="Ubuntu" fo:font-size="13.5pt" fo:font-weight="bold" officeooo:rsid="000ff735" officeooo:paragraph-rsid="00110ddf" style:font-size-asian="13.5pt" style:font-weight-asian="bold" style:font-size-complex="13.5pt" style:font-weight-complex="bold"/>
    </style:style>
    <style:style style:name="P16" style:family="paragraph" style:parent-style-name="Text_20_body">
      <style:paragraph-properties fo:line-height="150%"/>
      <style:text-properties style:font-name="Ubuntu" fo:font-size="13.5pt" fo:font-weight="bold" officeooo:rsid="000ff735" officeooo:paragraph-rsid="0015c90a" style:font-size-asian="13.5pt" style:font-weight-asian="bold" style:font-size-complex="13.5pt" style:font-weight-complex="bold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3.5pt" fo:font-weight="bold" officeooo:rsid="0013be84" officeooo:paragraph-rsid="0013be84" style:font-size-asian="13.5pt" style:font-weight-asian="bold" style:font-size-complex="13.5pt" style:font-weight-complex="bold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3.5pt" fo:font-weight="bold" officeooo:rsid="00155fbc" officeooo:paragraph-rsid="00155fbc" style:font-size-asian="13.5pt" style:font-weight-asian="bold" style:font-size-complex="13.5pt" style:font-weight-complex="bold"/>
    </style:style>
    <style:style style:name="P19" style:family="paragraph" style:parent-style-name="Text_20_body">
      <style:paragraph-properties fo:line-height="150%"/>
      <style:text-properties style:font-name="Ubuntu" fo:font-size="13.5pt" fo:font-weight="normal" officeooo:rsid="000ff735" officeooo:paragraph-rsid="000ff735" style:font-size-asian="13.5pt" style:font-weight-asian="normal" style:font-size-complex="13.5pt" style:font-weight-complex="normal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3.5pt" fo:font-weight="normal" officeooo:rsid="00155fbc" officeooo:paragraph-rsid="00155fbc" style:font-size-asian="13.5pt" style:font-weight-asian="normal" style:font-size-complex="13.5pt" style:font-weight-complex="normal"/>
    </style:style>
    <style:style style:name="P21" style:family="paragraph" style:parent-style-name="Text_20_body">
      <style:paragraph-properties fo:line-height="150%" fo:text-align="start" style:justify-single-word="false"/>
      <style:text-properties officeooo:rsid="0011f590" officeooo:paragraph-rsid="0011f590"/>
    </style:style>
    <style:style style:name="P22" style:family="paragraph" style:parent-style-name="Text_20_body">
      <style:paragraph-properties fo:line-height="150%" fo:text-align="start" style:justify-single-word="false"/>
      <style:text-properties fo:font-size="13.5pt" fo:font-weight="bold" officeooo:rsid="0013be84" officeooo:paragraph-rsid="0013be84" style:font-size-asian="13.5pt" style:font-weight-asian="bold" style:font-size-complex="13.5pt" style:font-weight-complex="bold"/>
    </style:style>
    <style:style style:name="P23" style:family="paragraph" style:parent-style-name="Text_20_body">
      <style:paragraph-properties fo:line-height="150%"/>
      <style:text-properties fo:color="#000000" loext:opacity="100%" style:font-name="Ubuntu" fo:font-size="13.5pt" fo:font-weight="bold" officeooo:rsid="0015c90a" officeooo:paragraph-rsid="0015c90a" style:font-size-asian="13.5pt" style:font-weight-asian="bold" style:font-size-complex="13.5pt" style:font-weight-complex="bold"/>
    </style:style>
    <style:style style:name="T1" style:family="text">
      <style:text-properties officeooo:rsid="000a0f7c"/>
    </style:style>
    <style:style style:name="T2" style:family="text">
      <style:text-properties officeooo:rsid="000ac67f"/>
    </style:style>
    <style:style style:name="T3" style:family="text">
      <style:text-properties style:font-name="Ubuntu"/>
    </style:style>
    <style:style style:name="T4" style:family="text">
      <style:text-properties style:font-name="Ubuntu" fo:font-size="13.5pt" style:font-size-asian="13.5pt" style:font-size-complex="13.5pt"/>
    </style:style>
    <style:style style:name="T5" style:family="text">
      <style:text-properties style:font-name="Ubuntu" fo:font-size="13.5pt" officeooo:rsid="00116461" style:font-size-asian="13.5pt" style:font-size-complex="13.5pt"/>
    </style:style>
    <style:style style:name="T6" style:family="text">
      <style:text-properties style:font-name="Ubuntu"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7" style:family="text">
      <style:text-properties style:font-name="Ubuntu" fo:font-weight="normal" style:font-weight-asian="normal" style:font-weight-complex="normal"/>
    </style:style>
    <style:style style:name="T8" style:family="text">
      <style:text-properties style:font-name="Ubuntu" fo:font-weight="normal" officeooo:rsid="00155fbc" style:font-weight-asian="normal" style:font-weight-complex="normal"/>
    </style:style>
    <style:style style:name="T9" style:family="text">
      <style:text-properties officeooo:rsid="000bf213"/>
    </style:style>
    <style:style style:name="T10" style:family="text">
      <style:text-properties officeooo:rsid="000cba0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5fbc" style:font-weight-asian="normal" style:font-weight-complex="normal"/>
    </style:style>
    <style:style style:name="T14" style:family="text">
      <style:text-properties fo:font-weight="normal" style:font-size-asian="13.5pt" style:font-weight-asian="normal" style:font-weight-complex="normal"/>
    </style:style>
    <style:style style:name="T15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 loext:padding="0cm" loext:border="none"/>
    </style:style>
    <style:style style:name="T20" style:family="text">
      <style:text-properties fo:font-size="13.5pt" style:font-size-asian="13.5pt" style:font-size-complex="13.5pt"/>
    </style:style>
    <style:style style:name="T21" style:family="text">
      <style:text-properties officeooo:rsid="000cba0a" style:font-size-asian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3" text:outline-level="1">Xorg</text:h>
      <text:p text:style-name="P5">O xorg <text:span text:style-name="T1">mais conhecido como “x” ou “servidor x” vai rodar sobre o kernel </text:span><text:span text:style-name="T9">e </text:span><text:span text:style-name="T2">é ele que vai fornecer a interface-grafica e padrões para a mesma, </text:span><text:span text:style-name="T9">tanto para o hardware quanto para os programas clientes, padrões como, </text:span><text:span text:style-name="T1">os programas </text:span><text:span text:style-name="T9">abrir</text:span><text:span text:style-name="T10">em</text:span><text:span text:style-name="T9"> em</text:span><text:span text:style-name="T1"> janelas e mostra</text:span><text:span text:style-name="T9">r</text:span><text:span text:style-name="T10">em</text:span><text:span text:style-name="T1"> o conteudo na tela, </text:span><text:span text:style-name="T9">fechar </text:span><text:span text:style-name="T10">uma</text:span><text:span text:style-name="T9"> janela, diminuir, redimensionar, clicar com o mouse e até mesmo ler as teclas digitadas pelo teclado.</text:span></text:p>
      <text:p text:style-name="P6">A diferença entre o xorg e um KDE da vida é que o xorg vai fornecer a interface-grafica e estabelecer padrões e o KDE vai personalizar o ambiente grafico e padrões fornecidos pelo xorg</text:p>
      <text:h text:style-name="P1" text:outline-level="2">Funcionamento do ambiente grafico:</text:h>
      <text:p text:style-name="P13"><text:span text:style-name="T11">Servidor x: </text:span>Controla a exibição dos graficos na tela, mouse e teclado</text:p>
      <text:p text:style-name="P14">Gerenciador de janelas: <text:span text:style-name="T12">Controla a aparencia da aplicação. Os gerenciadores de janelas são programas que atuam entre o servidor X e a aplicação</text:span></text:p>
      <text:p text:style-name="P14">Aplicação cliente:<text:span text:style-name="T12"> Programa sendo executado</text:span></text:p>
      <text:p text:style-name="P19">___________________________</text:p>
      <text:p text:style-name="P14"><text:span text:style-name="T18">Em resumo, o servidor gráfico interage com sua placa de vídeo, monitor, mouse e outros dispositivos que preparam o ambiente para os </text:span><text:span text:style-name="Strong_20_Emphasis"><text:span text:style-name="T19">Gerenciadores de Janelas</text:span></text:span><text:span text:style-name="T17"> </text:span><text:span text:style-name="T18">e </text:span><text:span text:style-name="Strong_20_Emphasis"><text:span text:style-name="T19">Ambientes Gráficos</text:span></text:span><text:span text:style-name="T18">. Um servidor gráfico </text:span><text:span text:style-name="Strong_20_Emphasis"><text:span text:style-name="T19">não fornece um Ambiente Desktop completo</text:span></text:span><text:span text:style-name="T18">, apenas um sistema gráfico que Ambientes Desktop e ferramentas podem funcionar sobre ele.</text:span></text:p>
      <text:p text:style-name="P15"><text:span text:style-name="T15">___________________________</text:span></text:p>
      <text:p text:style-name="P10"><text:span text:style-name="T20">________________________________________________________________________</text:span></text:p>
      <text:p text:style-name="P10"><text:span text:style-name="T20"/></text:p>
      <text:p text:style-name="P10"><text:span text:style-name="T20"/></text:p>
      <text:p text:style-name="P10"><text:span text:style-name="T20"/></text:p>
      <text:h text:style-name="P2" text:outline-level="1"><text:soft-page-break/>Logs</text:h>
      <text:p text:style-name="P12"><text:span text:style-name="T5">C</text:span><text:span text:style-name="T4">aminho: </text:span><text:span text:style-name="T6">/var/log</text:span></text:p>
      <text:p text:style-name="P21"><text:span text:style-name="T5">A</text:span><text:span text:style-name="T4">uth.log – Log de autenticação</text:span></text:p>
      <text:p text:style-name="P21"><text:span text:style-name="T4">Data – Nome do host que gerou o log – a facilidade (de onde vem a mensagem) – a mensagem</text:span></text:p>
      <text:p text:style-name="P22"><text:span text:style-name="T3">Facilidade: </text:span><text:span text:style-name="T7">É um tipo de serviço limitado onde não é possível sair criando-as, há possibilidade apenas de criar customizações, um exemplo de facilidade é o auth. </text:span><text:span text:style-name="T8">(Existem diversas facilidades)</text:span></text:p>
      <text:p text:style-name="P17">Prioridade: <text:span text:style-name="T12">emerg (menos vai gerar msgs) – alert – crit – err – warn – notice – info – debug (mais vai gerar msgs)</text:span></text:p>
      <text:p text:style-name="P17"><text:span text:style-name="T12">Cada um desses é um nivel </text:span><text:span text:style-name="T13">de mensagem</text:span><text:span text:style-name="T12">, quem define esse nivel é a aplicação, seguindo a ordem o emerg é o que tem </text:span><text:span text:style-name="T13">o maior nivel e o degug é o que tem o menor nivel.</text:span></text:p>
      <text:p text:style-name="P18"><text:span text:style-name="T12">( </text:span><text:a xlink:type="simple" xlink:href="https://www.youtube.com/watch?v=ujdEF-f2iEs&amp;ab_channel=LINUXtips" text:style-name="Internet_20_link" text:visited-style-name="Visited_20_Internet_20_Link"><text:span text:style-name="T12">https://www.youtube.com/watch?v=ujdEF-f2iEs&amp;ab_channel=LINUXtips</text:span></text:a><text:span text:style-name="T12"> )</text:span></text:p>
      <text:p text:style-name="P20">(Ctrl + c = sai do tail)</text:p>
      <text:p text:style-name="P11"><text:span text:style-name="T20">________________________________________________________________________</text:span></text:p>
      <text:h text:style-name="P2" text:outline-level="1">Monitorando o linux</text:h>
      <text:p text:style-name="P7">Instalar o nmon: <text:span text:style-name="T12">sudo apt install nmon</text:span></text:p>
      <text:p text:style-name="P7">Abrir: <text:span text:style-name="T12">nmon</text:span></text:p>
      <text:p text:style-name="P7">Como usar: <text:span text:style-name="T14">nmon -h ou nmon -?</text:span></text:p>
      <text:p text:style-name="P16"><text:span text:style-name="T15">___________________________</text:span></text:p>
      <text:p text:style-name="P23"><text:span text:style-name="T16">Outro software que é capaz de monitorar o linux é o: htop</text:span></text:p>
      <text:p text:style-name="P7">Instalar o htop: <text:span text:style-name="T12">sudo apt install htop</text:span></text:p>
      <text:p text:style-name="P7">Abrir: <text:span text:style-name="T12">htop</text:span></text:p>
      <text:p text:style-name="P7">Como usar: <text:span text:style-name="T12">htop --help ou htop</text:span></text:p>
      <text:p text:style-name="P16"><text:span text:style-name="T15">___________________________</text:span></text:p>
      <text:p text:style-name="P8"><text:soft-page-break/></text:p>
      <text:p text:style-name="P8"/>
      <text:p text:style-name="P9"/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Open Sans" svg:font-family="'Open Sans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04:34:16.698025834</meta:creation-date>
    <dc:date>2022-08-11T17:03:07.122012532</dc:date>
    <meta:editing-duration>PT2M53S</meta:editing-duration>
    <meta:editing-cycles>1</meta:editing-cycles>
    <meta:document-statistic meta:table-count="0" meta:image-count="0" meta:object-count="0" meta:page-count="3" meta:paragraph-count="31" meta:word-count="366" meta:character-count="2380" meta:non-whitespace-character-count="2035"/>
    <meta:generator>LibreOffice/7.0.4.2$Linux_X86_64 LibreOffice_project/00$Build-2</meta:generator>
  </office:meta>
</office:document-meta>
</file>